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P3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4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fo:background-color="transparent" style:shadow="none" style:writing-mode="lr-tb">
        <style:tab-stops/>
        <style:background-image/>
      </style:paragraph-properties>
      <style:text-properties style:font-name="Arial" fo:font-size="11pt" fo:language="es" fo:country="AR" officeooo:rsid="052dfa3d" style:font-size-asian="11pt" style:font-name-complex="Arial" style:font-size-complex="11pt" fo:hyphenate="true" fo:hyphenation-remain-char-count="2" fo:hyphenation-push-char-count="2"/>
    </style:style>
    <style:style style:name="P5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fo:background-color="transparent" style:shadow="none" style:writing-mode="lr-tb">
        <style:tab-stops/>
        <style:background-image/>
      </style:paragraph-properties>
      <style:text-properties fo:language="es" fo:country="AR" officeooo:rsid="052dfa3d" officeooo:paragraph-rsid="0639c315" fo:hyphenate="true" fo:hyphenation-remain-char-count="2" fo:hyphenation-push-char-count="2"/>
    </style:style>
    <style:style style:name="P6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paragraph-rsid="0639c315"/>
    </style:style>
    <style:style style:name="P7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551f315" officeooo:paragraph-rsid="0639c315"/>
    </style:style>
    <style:style style:name="P8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075385c" officeooo:paragraph-rsid="0639c315"/>
    </style:style>
    <style:style style:name="P9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officeooo:rsid="04d8a761" officeooo:paragraph-rsid="0639c315"/>
    </style:style>
    <style:style style:name="P10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officeooo:paragraph-rsid="0639c315"/>
    </style:style>
    <style:style style:name="P11" style:family="paragraph" style:parent-style-name="normal" style:list-style-name="WW8Num1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style:page-number="auto" fo:background-color="transparent" style:writing-mode="lr-tb">
        <style:background-image/>
      </style:paragraph-properties>
      <style:text-properties fo:language="es" fo:country="AR" officeooo:rsid="054f8741" officeooo:paragraph-rsid="0639c315"/>
    </style:style>
    <style:style style:name="P12" style:family="paragraph" style:parent-style-name="LO-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paragraph-rsid="0639c315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 style:list-style-name="WW8Num1" style:master-page-name="Standard">
      <style:paragraph-properties style:page-number="auto" fo:break-before="page"/>
    </style:style>
    <style:style style:name="P15" style:family="paragraph">
      <style:paragraph-properties fo:text-align="center"/>
    </style:style>
    <style:style style:name="T1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weight="bold"/>
    </style:style>
    <style:style style:name="T6" style:family="text">
      <style:text-properties style:font-name="Arial" fo:font-size="11pt" fo:font-style="italic" officeooo:rsid="010cf113" style:font-size-asian="11pt" style:font-style-asian="italic" style:font-name-complex="Arial" style:font-size-complex="11pt" style:font-style-complex="italic"/>
    </style:style>
    <style:style style:name="T7" style:family="text">
      <style:text-properties style:font-name="Arial" fo:font-size="11pt" style:font-size-asian="11pt" style:font-name-complex="Arial" style:font-size-complex="11pt"/>
    </style:style>
    <style:style style:name="T8" style:family="text">
      <style:text-properties style:font-name="Arial" fo:font-size="11pt" officeooo:rsid="013928b3" style:font-size-asian="11pt" style:font-name-complex="Arial" style:font-size-complex="11pt"/>
    </style:style>
    <style:style style:name="T9" style:family="text">
      <style:text-properties style:font-name="Arial" fo:font-size="11pt" officeooo:rsid="05567e54" style:font-size-asian="11pt" style:font-name-complex="Arial" style:font-size-complex="11pt"/>
    </style:style>
    <style:style style:name="T10" style:family="text">
      <style:text-properties style:font-name="Arial" fo:font-size="11pt" officeooo:rsid="01d4e869" style:font-size-asian="11pt" style:font-name-complex="Arial" style:font-size-complex="11pt"/>
    </style:style>
    <style:style style:name="T11" style:family="text">
      <style:text-properties style:font-name="Arial" fo:font-size="11pt" officeooo:rsid="0558c6e3" style:font-size-asian="11pt" style:font-name-complex="Arial" style:font-size-complex="11pt"/>
    </style:style>
    <style:style style:name="T12" style:family="text">
      <style:text-properties style:font-name="Arial" fo:font-size="11pt" officeooo:rsid="0198a0c2" style:font-size-asian="11pt" style:font-name-complex="Arial" style:font-size-complex="11pt"/>
    </style:style>
    <style:style style:name="T13" style:family="text">
      <style:text-properties style:font-name="Arial" fo:font-size="11pt" officeooo:rsid="045aa182" style:font-size-asian="11pt" style:font-name-complex="Arial" style:font-size-complex="11pt"/>
    </style:style>
    <style:style style:name="T14" style:family="text">
      <style:text-properties style:font-name="Arial" fo:font-size="11pt" officeooo:rsid="01a42d49" style:font-size-asian="11pt" style:font-name-complex="Arial" style:font-size-complex="11pt"/>
    </style:style>
    <style:style style:name="T15" style:family="text">
      <style:text-properties style:font-name="Arial" fo:font-size="11pt" officeooo:rsid="017c062c" style:font-size-asian="11pt" style:font-name-complex="Arial" style:font-size-complex="11pt"/>
    </style:style>
    <style:style style:name="T16" style:family="text">
      <style:text-properties style:font-name="Arial" fo:font-size="11pt" officeooo:rsid="0349ee1c" style:font-size-asian="11pt" style:font-name-complex="Arial" style:font-size-complex="11pt"/>
    </style:style>
    <style:style style:name="T17" style:family="text">
      <style:text-properties style:font-name="Arial" fo:font-size="11pt" officeooo:rsid="054bd1f1" style:font-size-asian="11pt" style:font-name-complex="Arial" style:font-size-complex="11pt"/>
    </style:style>
    <style:style style:name="T18" style:family="text">
      <style:text-properties style:font-name="Arial" fo:font-size="11pt" officeooo:rsid="063567ae" style:font-size-asian="11pt" style:font-name-complex="Arial" style:font-size-complex="11pt"/>
    </style:style>
    <style:style style:name="T19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font-size="11pt" fo:font-weight="normal" officeooo:rsid="0558c6e3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45114d2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55293ef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2ba6178" style:font-size-asian="11pt" style:font-weight-asian="normal" style:font-name-complex="Arial" style:font-size-complex="11pt" style:font-weight-complex="normal"/>
    </style:style>
    <style:style style:name="T24" style:family="text">
      <style:text-properties fo:font-size="11pt" fo:font-weight="normal" officeooo:rsid="055293ef" style:font-size-asian="11pt" style:font-weight-asian="normal" style:font-name-complex="Arial" style:font-size-complex="11pt" style:font-weight-complex="normal"/>
    </style:style>
    <style:style style:name="T25" style:family="text">
      <style:text-properties fo:font-size="11pt" fo:font-weight="normal" officeooo:rsid="05567e54" style:font-size-asian="11pt" style:font-weight-asian="normal" style:font-name-complex="Arial" style:font-size-complex="11pt" style:font-weight-complex="normal"/>
    </style:style>
    <style:style style:name="T26" style:family="text">
      <style:text-properties fo:font-size="11pt" fo:font-weight="normal" officeooo:rsid="02ba0c35" style:font-size-asian="11pt" style:font-weight-asian="normal" style:font-name-complex="Arial" style:font-size-complex="11pt" style:font-weight-complex="normal"/>
    </style:style>
    <style:style style:name="T27" style:family="text">
      <style:text-properties fo:font-size="11pt" fo:font-weight="normal" officeooo:rsid="0558c6e3" style:font-size-asian="11pt" style:font-weight-asian="normal" style:font-name-complex="Arial" style:font-size-complex="11pt" style:font-weight-complex="normal"/>
    </style:style>
    <style:style style:name="T28" style:family="text">
      <style:text-properties fo:font-size="11pt" fo:font-weight="normal" officeooo:rsid="02bc4498" style:font-size-asian="11pt" style:font-weight-asian="normal" style:font-name-complex="Arial" style:font-size-complex="11pt" style:font-weight-complex="normal"/>
    </style:style>
    <style:style style:name="T29" style:family="text">
      <style:text-properties fo:font-size="11pt" fo:font-weight="normal" officeooo:rsid="058cfeed" style:font-size-asian="11pt" style:font-weight-asian="normal" style:font-name-complex="Arial" style:font-size-complex="11pt" style:font-weight-complex="normal"/>
    </style:style>
    <style:style style:name="T30" style:family="text">
      <style:text-properties fo:font-size="11pt" fo:font-weight="normal" officeooo:rsid="03f9941e" style:font-size-asian="11pt" style:font-weight-asian="normal" style:font-name-complex="Arial" style:font-size-complex="11pt" style:font-weight-complex="normal"/>
    </style:style>
    <style:style style:name="T31" style:family="text">
      <style:text-properties fo:font-size="11pt" fo:font-weight="normal" officeooo:rsid="063567ae" style:font-size-asian="11pt" style:font-weight-asian="normal" style:font-name-complex="Arial" style:font-size-complex="11pt" style:font-weight-complex="normal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374f2ac" fo:background-color="transparent" loext:char-shading-value="0"/>
    </style:style>
    <style:style style:name="T34" style:family="text">
      <style:text-properties fo:font-weight="normal" officeooo:rsid="027cf1bd" style:font-weight-asian="normal" style:font-name-complex="Arial" style:font-weight-complex="normal"/>
    </style:style>
    <style:style style:name="T35" style:family="text">
      <style:text-properties fo:font-weight="normal" officeooo:rsid="0558c6e3" style:font-weight-asian="normal" style:font-name-complex="Arial" style:font-weight-complex="normal"/>
    </style:style>
    <style:style style:name="T36" style:family="text">
      <style:text-properties fo:font-weight="normal" officeooo:rsid="03b500b8" style:font-weight-asian="normal" style:font-name-complex="Arial" style:font-weight-complex="normal"/>
    </style:style>
    <style:style style:name="T37" style:family="text">
      <style:text-properties fo:font-weight="normal" officeooo:rsid="0551f315" style:font-weight-asian="normal" style:font-name-complex="Arial" style:font-weight-complex="normal"/>
    </style:style>
    <style:style style:name="T38" style:family="text">
      <style:text-properties fo:font-weight="normal" officeooo:rsid="055293ef" style:font-weight-asian="normal" style:font-name-complex="Arial" style:font-weight-complex="normal"/>
    </style:style>
    <style:style style:name="T39" style:family="text">
      <style:text-properties fo:font-weight="normal" officeooo:rsid="02bc4498" style:font-weight-asian="normal" style:font-name-complex="Arial" style:font-weight-complex="normal"/>
    </style:style>
    <style:style style:name="T40" style:family="text">
      <style:text-properties fo:font-weight="normal" officeooo:rsid="03b1ac24" style:font-weight-asian="normal" style:font-name-complex="Arial" style:font-weight-complex="normal"/>
    </style:style>
    <style:style style:name="T41" style:family="text">
      <style:text-properties fo:font-weight="normal" officeooo:rsid="063567ae" style:font-weight-asian="normal" style:font-name-complex="Arial" style:font-weight-complex="normal"/>
    </style:style>
    <style:style style:name="T42" style:family="text">
      <style:text-properties officeooo:rsid="034c8232"/>
    </style:style>
    <style:style style:name="T43" style:family="text">
      <style:text-properties officeooo:rsid="05567e54"/>
    </style:style>
    <style:style style:name="T44" style:family="text">
      <style:text-properties officeooo:rsid="034f002d"/>
    </style:style>
    <style:style style:name="T45" style:family="text">
      <style:text-properties officeooo:rsid="01a7b1a8"/>
    </style:style>
    <style:style style:name="T46" style:family="text">
      <style:text-properties officeooo:rsid="01d3741f"/>
    </style:style>
    <style:style style:name="T47" style:family="text">
      <style:text-properties officeooo:rsid="01a5bbfa"/>
    </style:style>
    <style:style style:name="T48" style:family="text">
      <style:text-properties officeooo:rsid="054f8741"/>
    </style:style>
    <style:style style:name="T49" style:family="text">
      <style:text-properties officeooo:rsid="039cfee9"/>
    </style:style>
    <style:style style:name="T50" style:family="text">
      <style:text-properties officeooo:rsid="054fa4c1"/>
    </style:style>
    <style:style style:name="T51" style:family="text">
      <style:text-properties officeooo:rsid="05572e52"/>
    </style:style>
    <style:style style:name="T52" style:family="text">
      <style:text-properties officeooo:rsid="0592712f"/>
    </style:style>
    <style:style style:name="T53" style:family="text">
      <style:text-properties officeooo:rsid="05098e1e"/>
    </style:style>
    <style:style style:name="T54" style:family="text">
      <style:text-properties officeooo:rsid="0533fc27"/>
    </style:style>
    <style:style style:name="T55" style:family="text">
      <style:text-properties officeooo:rsid="0517c65b"/>
    </style:style>
    <style:style style:name="T56" style:family="text">
      <style:text-properties officeooo:rsid="050c5cfe"/>
    </style:style>
    <style:style style:name="T57" style:family="text">
      <style:text-properties officeooo:rsid="0375004f"/>
    </style:style>
    <style:style style:name="T58" style:family="text">
      <style:text-properties officeooo:rsid="058cfeed"/>
    </style:style>
    <style:style style:name="T59" style:family="text">
      <style:text-properties officeooo:rsid="06373ce5"/>
    </style:style>
    <style:style style:name="T60" style:family="text">
      <style:text-properties officeooo:rsid="063567ae"/>
    </style:style>
    <style:style style:name="T61" style:family="text">
      <style:text-properties officeooo:rsid="0551f315"/>
    </style:style>
    <style:style style:name="T62" style:family="text">
      <style:text-properties fo:language="es" fo:country="AR" officeooo:rsid="055cd13e"/>
    </style:style>
    <style:style style:name="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list xml:id="list3650937733796977954" text:style-name="WW8Num1">
        <text:list-item>
          <text:h text:style-name="P14" text:outline-level="1"><text:span text:style-name="T19">Resumen extendido</text:span><text:span text:style-name="T7">.</text:span></text:h>
        </text:list-item>
        <text:list-item>
          <text:p text:style-name="P11">Hace tiempo, se empezó a pensar que el problema del desarrollo de software es hacer la cosa correcta para los usuarios, que agregue valor a su negocio, y hacerla correctamente, dentro de los plazos y presupuestos <text:span text:style-name="T60">previstos</text:span>; aceptando el natural cambio en los requerimientos y respondiendo positivamente ante estos cambios.</text:p>
        </text:list-item>
        <text:list-item>
          <text:p text:style-name="P6"><text:span text:style-name="T42">En este marco, surge </text:span>el <text:span text:style-name="T33">a</text:span><text:span text:style-name="T32">gilismo</text:span> <text:span text:style-name="T43">para</text:span> reducir los problemas clásicos de<text:span text:style-name="T44">l desarrollo de </text:span>programas, a la par <text:span text:style-name="T45">de</text:span> dar más valor a las personas que componen el equipo de desarrollo. </text:p>
        </text:list-item>
        <text:list-item>
          <text:p text:style-name="P6">Entre est<text:span text:style-name="T46">os métodos ágiles, </text:span>existe<text:span text:style-name="T46">n</text:span> <text:span text:style-name="T46">algunas</text:span> <text:span text:style-name="T45">prácticas</text:span> en la que las pruebas <text:span text:style-name="T47">pasan a ser una herramienta </text:span>de diseño del código y, por tanto, se escriben antes que el mismo. <text:span text:style-name="T48">De entre estas se destaca TDD, utilizando pruebas unitarias fue la precursora y BDD que propone poner el foco en generar valor para el usuario final utilizando las pruebas de aceptación y redefiniendo el dialogo con los usuarios en la búsqueda de un lenguaje ubicuo (común a todos) para lograr </text:span><text:span text:style-name="T8">desde el primer momento</text:span><text:span text:style-name="T48"> hacer “la cosa correcta”, es decir un software que agregue valor al usuario final.</text:span><text:span text:style-name="T8"> </text:span><text:span text:style-name="T9">Con el </text:span><text:span text:style-name="T8">soporte de las pruebas, </text:span><text:span text:style-name="T9">las</text:span><text:span text:style-name="T8"> </text:span><text:span text:style-name="T10">prácticas asociadas y </text:span><text:span text:style-name="T9">las </text:span><text:span text:style-name="T10">herramientas </text:span><text:span text:style-name="T9">estas prácticas también </text:span><text:span text:style-name="T10">logra</text:span><text:span text:style-name="T9">n</text:span><text:span text:style-name="T10"> </text:span><text:span text:style-name="T8">“hacer la cosa correctamente”.</text:span></text:p>
        </text:list-item>
        <text:list-item>
          <text:p text:style-name="P6"><text:span text:style-name="T7">El objetivo general de este </text:span><text:span text:style-name="T11">t</text:span><text:span text:style-name="T12">rabajo </text:span><text:span text:style-name="T7">es profundizar el estudio sobre las pruebas del software utilizando </text:span><text:span text:style-name="T13">el </text:span><text:span text:style-name="T7">“</text:span><text:span text:style-name="T14">d</text:span><text:span text:style-name="T7">esarrollo </text:span><text:span text:style-name="T14">dirigido</text:span><text:span text:style-name="T7"> por </text:span><text:span text:style-name="T14">c</text:span><text:span text:style-name="T15">omportamiento</text:span><text:span text:style-name="T7">” o </text:span><text:span text:style-name="T15">B</text:span><text:span text:style-name="T7">DD (</text:span><text:span text:style-name="T6">Behavour-Driven Development</text:span><text:span text:style-name="T7">). Para ello se realiz</text:span><text:span text:style-name="T18">ó</text:span><text:span text:style-name="T7"> una revisión bibliográfica sobre este tema específico y se aplic</text:span><text:span text:style-name="T18">aron </text:span><text:span text:style-name="T7">los conceptos y las técnicas en un desarrollo de software concreto, </text:span><text:span text:style-name="T18">un software multiplataforma para la organización y gestión de premios y certámenes, a partir del cual se evaluaron ventajas y desventajas de su aplicación</text:span></text:p>
        </text:list-item>
        <text:list-item>
          <text:p text:style-name="P7">La metodología seguida incluyo cuatro etapas: investigación preliminar, concepción, desarrollo de la aplicación y documentación de la experiencia.</text:p>
        </text:list-item>
        <text:list-item>
          <text:p text:style-name="P12"><text:span text:style-name="T61">El proceso fue apoyado por herramientas que las metodologías ágiles proponen para mantener la flexibilidad necesaria ante el cambio y disminuir la deuda técnica. Las principales fueron: PivotalTracker, Cucumber, RSpec, Git, GitHub, Travis-CI, Coveralls.io, Heroku.</text:span></text:p>
        </text:list-item>
        <text:list-item>
          <text:p text:style-name="P8">Cabe destacar, que s<text:span text:style-name="T51">e</text:span> utilizar<text:span text:style-name="T51">on en su mayoría</text:span> herramientas libres o de código abierto y en todo caso de uso gratuito. </text:p>
        </text:list-item>
        <text:list-item>
          <text:p text:style-name="P6"><text:span text:style-name="T20">Completadas </text:span><text:span text:style-name="T21">las etapas consignadas en la metodología se lograron los siguientes resultados y artefactos de software: </text:span><text:span text:style-name="T22">se s</text:span><text:span text:style-name="T23">eleccio</text:span><text:span text:style-name="T24">n</text:span><text:span text:style-name="T25">ó</text:span><text:span text:style-name="T24"> Ruby on Rails y la</text:span><text:span text:style-name="T31">s</text:span><text:span text:style-name="T26"> práctica</text:span><text:span text:style-name="T25">s</text:span><text:span text:style-name="T26"> ágil</text:span><text:span text:style-name="T25">es</text:span><text:span text:style-name="T26"> BDD </text:span><text:span text:style-name="T25">y</text:span><text:span text:style-name="T26"> </text:span><text:span text:style-name="T25">TDD</text:span><text:span text:style-name="T26"> </text:span><text:span text:style-name="T25">junto con</text:span><text:span text:style-name="T23"> herramientas asociadas compatibles con Ruby</text:span><text:span text:style-name="T26">. </text:span><text:span text:style-name="T24">Se obtuv</text:span><text:span text:style-name="T31">ieron</text:span><text:span text:style-name="T24"> </text:span><text:span text:style-name="T27">la</text:span><text:span text:style-name="T31">s</text:span><text:span text:style-name="T34"> </text:span><text:span text:style-name="T35">e</text:span><text:span text:style-name="T34">specificaci</text:span><text:span text:style-name="T41">ones</text:span><text:span text:style-name="T34"> de </text:span><text:span text:style-name="T35">r</text:span><text:span text:style-name="T36">equerimientos</text:span><text:span text:style-name="T34"> </text:span><text:span text:style-name="T37">y</text:span><text:span text:style-name="T34"> </text:span><text:span text:style-name="T38">las </text:span><text:span text:style-name="T35">h</text:span><text:span text:style-name="T39">istorias de </text:span><text:span text:style-name="T40">u</text:span><text:span text:style-name="T39">suario</text:span><text:span text:style-name="T34">. </text:span><text:span text:style-name="T38">Luego </text:span><text:span text:style-name="T41">de</text:span><text:span text:style-name="T38"> la etapa de desarrollo se obtuvo un</text:span><text:span text:style-name="T28"> prototipo funcional para premios (</text:span><text:span text:style-name="T29">aplicación</text:span><text:span text:style-name="T28"> web); </text:span><text:span text:style-name="T25">el </text:span><text:span text:style-name="T28">repositorio </text:span><text:soft-page-break/><text:span text:style-name="T28">público de</text:span><text:span text:style-name="T25">l</text:span><text:span text:style-name="T28"> código; </text:span><text:span text:style-name="T25">las </text:span><text:span text:style-name="T28">pruebas automatizadas, </text:span><text:span text:style-name="T27">la </text:span><text:span text:style-name="T28">medición </text:span><text:span text:style-name="T27">automatizada </text:span><text:span text:style-name="T28">de </text:span><text:span text:style-name="T27">la </text:span><text:span text:style-name="T28">cobertura de pruebas; </text:span><text:span text:style-name="T31">el </text:span><text:span text:style-name="T28">servidor de integración configurado y automatizado; </text:span><text:span text:style-name="T31">y la</text:span><text:span text:style-name="T28"> </text:span><text:span text:style-name="T27">versión de </text:span><text:span text:style-name="T25">demostración de la aplicación publicada en línea, </text:span><text:span text:style-name="T27">con datos de prueba</text:span><text:span text:style-name="T28">. </text:span><text:span text:style-name="T24">Finalmente el i</text:span><text:span text:style-name="T30">nforme </text:span><text:span text:style-name="T24">del</text:span><text:span text:style-name="T30"> TFA.</text:span></text:p>
        </text:list-item>
        <text:list-item>
          <text:p text:style-name="P9"><text:span text:style-name="T60">L</text:span>a revisión bibliográfica <text:span text:style-name="T60">detectó,</text:span> escasa información en español y abundante en ingl<text:span text:style-name="T52">é</text:span>s sobre la temática abordada, los conceptos y las prácticas asociadas.</text:p>
        </text:list-item>
        <text:list-item>
          <text:p text:style-name="P10">Se aplicaron <text:span text:style-name="T53">satisfactoriamente </text:span>los conceptos teóricos <text:span text:style-name="T53">asociados a BDD y TDD</text:span> a una aplicación <text:span text:style-name="T53">web, multiplataforma, orientada a la organización de premios.</text:span></text:p>
        </text:list-item>
        <text:list-item>
          <text:p text:style-name="P10">Se puedo apreciar una mejora en el proceso de desarrollo al contar con una “documentación viva” que refleja fielmente y de forma actualizada lo que hace <text:span text:style-name="T55">la aplicación y con la retroalimentación, casi inmediata, provista por pruebas automatizadas </text:span><text:span text:style-name="T62">generando un código más fácil de modificar.</text:span></text:p>
        </text:list-item>
        <text:list-item>
          <text:p text:style-name="P6"><text:span text:style-name="T57">E</text:span>ste trabajo pretendió <text:span text:style-name="T59">inicialmente únicamente</text:span> aplicar TDD a un caso real de un <text:span text:style-name="T58">aplicación</text:span> web y termin<text:span text:style-name="T59">ó</text:span> encontrando en BDD una herramienta ideal para la comunicación con los clientes, que permitió incluso aplicar la pr<text:span text:style-name="T59">á</text:span>ctica de <text:span text:style-name="T55">i</text:span>ntegración <text:span text:style-name="T55">c</text:span>ontinua.</text:p>
        </text:list-item>
        <text:list-item>
          <text:p text:style-name="P5"><text:span text:style-name="T59">Como para </text:span>trabajo<text:span text:style-name="T59">s</text:span> futuros se consideran varias lineas: profundizar sobre la<text:span text:style-name="T59">s</text:span> prácticas ágiles, analizar el impacto de su uso en l<text:span text:style-name="T59">os equipos de desarrollo</text:span>, entre otras. Se propone también continuar el desarrollo de las funcionalidades restantes de la aplic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6" draw:display-name="Fin de línea 6" svg:viewBox="0 0 1131 1580" svg:d="M1013 1491l118 89-567-1580-564 1580 114-85 136-68 148-46 161-17 161 13 153 46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 style:master-page-name="">
      <style:paragraph-properties fo:margin-top="0cm" fo:margin-bottom="0.21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 style:master-page-name="">
      <style:paragraph-properties fo:line-height="150%" style:page-number="auto"/>
      <style:text-properties style:font-name="Arial1" fo:font-family="Arial" style:font-style-name="Negrita" style:font-family-generic="swiss" fo:font-size="12pt" fo:font-weight="bold" style:font-name-asian="Droid Sans" style:font-family-asian="'Droid Sans'" style:font-pitch-asian="variable" style:font-size-asian="14pt" style:font-weight-asian="bold" style:font-name-complex="Lohit Hindi" style:font-family-complex="'Lohit Hindi'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fo:font-size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" style:family="paragraph" style:class="text" style:master-page-name="">
      <style:paragraph-properties fo:margin-top="0cm" fo:margin-bottom="0cm" style:contextual-spacing="false" fo:line-height="150%" fo:text-align="justify" style:justify-single-word="false" fo:orphans="0" fo:widows="0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WW8Num3" style:class="text" style:master-page-name="">
      <style:paragraph-properties fo:margin-top="0.212cm" fo:margin-bottom="0.212cm" style:contextual-spacing="false" fo:line-height="150%" style:page-number="auto" style:shadow="none"/>
      <style:text-properties fo:color="#000000" style:font-name="Arial2" fo:font-family="Arial" style:font-style-name="Normal" style:font-family-generic="swiss" fo:font-size="11pt" fo:font-weight="normal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line-height="150%" fo:orphans="0" fo:widows="0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  <style:background-image/>
      </style:paragraph-properties>
      <style:text-properties style:font-name="Arial2" fo:font-family="Arial" style:font-style-name="Normal" style:font-family-generic="swiss" fo:font-size="11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Figura" style:family="paragraph" style:parent-style-name="Caption">
      <style:text-properties style:font-name="Arial3" fo:font-family="Arial" style:font-style-name="Cursiva" style:font-family-generic="swiss" fo:font-size="11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fo:font-size="9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negrita_20_2" style:display-name="Normal negrita 2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LO-normal" style:family="paragraph">
      <style:paragraph-properties fo:line-height="150%" fo:text-align="justify" style:justify-single-word="false" fo:orphans="0" fo:widows="0"/>
      <style:text-properties fo:color="#000000" style:font-name="Arial" fo:font-family="Arial" style:font-family-generic="swiss" style:font-pitch="variable" fo:font-size="11pt" fo:language="es" fo:country="AR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complex="Symbol2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4" fo:font-family="Arial" style:font-family-generic="swiss" fo:font-size="10pt" style:font-size-asian="10pt"/>
    </style:style>
    <style:style style:name="WW8Num6z0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8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OpenSymbol" style:font-family-complex="OpenSymbol, 'Arial Unicode MS'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1" style:font-family-complex="'Courier New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Arial4" fo:font-family="Arial" style:font-family-generic="swiss" fo:font-size="11pt" style:font-size-asian="9.60000038146973pt" style:font-size-complex="11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12z0" style:family="text"/>
    <style:style style:name="WW8Num12z1" style:family="text"/>
    <style:style style:name="WW8Num12z2" style:family="text"/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5z0" style:family="text">
      <style:text-properties style:font-name="Symbol2" fo:font-family="Symbol" style:font-family-generic="roman" style:font-pitch="variable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WW8Num4z1" style:num-prefix="Paso 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prefix=" Paso " style:num-suffix="." style:num-format="1" text:display-levels="2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WW8Num12z2" style:num-prefix=" " style:num-format="1" text:display-levels="3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2"/>
      </text:list-level-style-bullet>
      <text:list-level-style-bullet text:level="5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2"/>
      </text:list-level-style-bullet>
      <text:list-level-style-bullet text:level="6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2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2"/>
      </text:list-level-style-bullet>
      <text:list-level-style-bullet text:level="8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2"/>
      </text:list-level-style-bullet>
      <text:list-level-style-bullet text:level="9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Paso 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so 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Paso 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style:font-name="Symbol2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Symbol2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style:font-name="Symbol2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s" fo:country="A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MT1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MT5" style:family="text">
      <style:text-properties fo:font-weight="bold"/>
    </style:style>
    <style:style style:name="M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58cm" fo:margin-bottom="2.547cm" fo:margin-left="2.499cm" fo:margin-right="2.499cm" fo:border="none" fo:padding="0cm" style:shadow="none" fo:background-color="transparent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1cm" style:dynamic-spacing="true"/>
      </style:header-style>
      <style:footer-style>
        <style:header-footer-properties svg: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FA: </text:span><text:span text:style-name="MT2">D</text:span><text:span text:style-name="MT3">esarrollo de software multiplataforma utilizando </text:span><text:span text:style-name="MT2">BDD, TDD</text:span><text:span text:style-name="MT3"> </text:span><text:span text:style-name="MT4">e Integración Continua</text:span><draw:line text:anchor-type="char" draw:z-index="1" draw:style-name="Mgr1" draw:text-style-name="MP2" svg:x1="16.094cm" svg:y1="0.566cm" svg:x2="10.694cm" svg:y2="0.525cm"><text:p/></draw:line><draw:line text:anchor-type="char" draw:z-index="3" draw:style-name="Mgr2" draw:text-style-name="MP2" svg:x1="5.364cm" svg:y1="0.485cm" svg:x2="0.034cm" svg:y2="0.485cm"><text:p/></draw:line><draw:line text:anchor-type="char" draw:z-index="5" draw:style-name="Mgr3" draw:text-style-name="MP2" svg:x1="10.695cm" svg:y1="0.526cm" svg:x2="5.364cm" svg:y2="0.485cm"><text:p/></draw:line></text:p>
      </style:header>
      <style:footer>
        <text:p text:style-name="MP3"><draw:line text:anchor-type="char" draw:z-index="7" draw:style-name="Mgr4" draw:text-style-name="MP2" svg:x1="5.399cm" svg:y1="0.005cm" svg:x2="0.069cm" svg:y2="0.005cm"><text:p/></draw:line><draw:line text:anchor-type="char" draw:z-index="9" draw:style-name="Mgr5" draw:text-style-name="MP2" svg:x1="9.211cm" svg:y1="0.041cm" svg:x2="4.011cm" svg:y2="0cm"><text:p/></draw:line><draw:line text:anchor-type="char" draw:z-index="11" draw:style-name="Mgr6" draw:text-style-name="MP2" svg:x1="14.612cm" svg:y1="0.041cm" svg:x2="9.212cm" svg:y2="0cm"><text:p/></draw:line><text:span text:style-name="MT5"><text:page-number text:select-page="current">1</text:page-number></text:span><text:span text:style-name="MT5"> de </text:span><text:span text:style-name="MT5"><text:page-count>2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átula</dc:title>
    <meta:initial-creator>f</meta:initial-creator>
    <meta:creation-date>2013-08-27T13:56:00</meta:creation-date>
    <dc:date>2014-12-09T22:34:34.011405057</dc:date>
    <meta:editing-cycles>1082</meta:editing-cycles>
    <meta:editing-duration>P11DT15H40M49S</meta:editing-duration>
    <meta:generator>LibreOffice/4.2.7.2$Linux_x86 LibreOffice_project/420m0$Build-2</meta:generator>
    <dc:creator>Matias Mascazzini</dc:creator>
    <meta:document-statistic meta:table-count="0" meta:image-count="0" meta:object-count="0" meta:page-count="2" meta:paragraph-count="16" meta:word-count="633" meta:character-count="4150" meta:non-whitespace-character-count="3531"/>
  </office:meta>
</office:document-meta>
</file>